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26cm" fo:margin-bottom="0.026cm" style:contextual-spacing="false" fo:line-height="160%" fo:orphans="2" fo:widows="2" fo:text-indent="0cm" style:auto-text-indent="false"/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cm" loext:border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 officeooo:paragraph-rsid="00119853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urier New" fo:font-size="14pt" fo:letter-spacing="normal" fo:font-style="normal" fo:font-weight="normal"/>
    </style:style>
    <style:style style:name="T1" style:family="text">
      <style:text-properties fo:font-variant="normal" fo:text-transform="none" fo:color="#ffffff" loext:opacity="100%" style:font-name="Courier New" fo:font-size="14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seregandreev/bboard.git</text:p>
      <text:p text:style-name="Standard"/>
      <text:p text:style-name="Standard"><text:a xlink:type="simple" xlink:href="mailto:git@github.com" text:style-name="Internet_20_link" text:visited-style-name="Visited_20_Internet_20_Link">git@github.com</text:a>:seregandreev/bboard.git</text:p>
      <text:p text:style-name="Standard"/>
      <text:p text:style-name="Standard"/>
      <text:p text:style-name="P1">git &lt;опции&gt; &lt;команда&gt; &lt;аргументы&gt;</text:p>
      <text:p text:style-name="Text_20_body"><text:line-break/><text:span text:style-name="T2">git init</text:span></text:p>
      <text:p text:style-name="Text_20_body"><text:line-break/><text:span text:style-name="T2">git add .</text:span></text:p>
      <text:p text:style-name="P3">git commit -m "Очередное изменение проекта" -a</text:p>
      <text:p text:style-name="P3">git remote add origin <text:a xlink:type="simple" xlink:href="https://github.com/seregandreev/bboard.git" text:style-name="Internet_20_link" text:visited-style-name="Visited_20_Internet_20_Link">https://github.com/seregandreev/bboard.git</text:a></text:p>
      <text:p text:style-name="P3">git push -u origin main</text:p>
      <text:p text:style-name="P3"/>
      <text:p text:style-name="P2">ghp_5wfjsvZLNHwc5xpoIkxkE2wtczDJsQ2rvFU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0:37:54.574201633</meta:creation-date>
    <dc:date>2023-04-10T21:36:44.077877124</dc:date>
    <meta:editing-duration>PT48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9" meta:character-count="305" meta:non-whitespace-character-count="283"/>
  </office:meta>
</office:document-meta>
</file>